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t's half an hour until the sun comes up. The carriage has been on the road about that long, and by their looks its driver and his passenger have been awake for longer than they would like.</text:p>
      <text:p text:style-name="Standard">The stars have long since left, and there. There's very little by way of scenery – patchwork farmlands in color-coded stages of growth and intermittent huddles of worker's housing.</text:p>
      <text:p text:style-name="Standard">Given the early season, the workers will have a few extra hours of much-needed rest.</text:p>
      <text:p text:style-name="Standard">Most sleep, a few wake at their accustomed time out of sheer habit. Those few stare at nothing in particular, probably ticking away the seconds of a faraway home's morning routine. Wife gets up first, hairpins go from dresser to pursed lips to jet-black hair. Eldest son wakes the younger two, breakfast is prepared and served and eaten like clockwork. The worn leather and sweat around him is almost-but-not-quite eggs and firewood.</text:p>
      <text:p text:style-name="Standard">Something leggy and terrified bounces through the long grass to the right, and manages to escape.</text:p>
      <text:p text:style-name="Standard">The driver, his title being largely traditional and obsolete, takes great care to breathe and taste the last of the night's cold. He taps out some absent-minded rhythm on the yoke, and is content.</text:p>
      <text:p text:style-name="Standard"/>
      <text:p text:style-name="Standard">\sThere's a young man next to him, also lost in thought, though he's staring at the dim horizon instead of trying to taste it. He helped load the carriage, and is regretting having packed his one book in with the rest of his things. He's dark-haired, farmhand strong and young enough to still have</text:p>
      <text:p text:style-name="Standard"><text:s/>dreams, but not young enough to believe that they'll change anything on their own.</text:p>
      <text:p text:style-name="Standard"><text:tab/>-this is the first description we see of him – seems like an opportunity to foreshadow his <text:tab/>character development or what happens to him.</text:p>
      <text:p text:style-name="Standard"/>
      <text:p text:style-name="Standard">\sThey drive through the sunrise and through noon without talking. </text:p>
      <text:p text:style-name="Standard"/>
      <text:p text:style-name="Standard">\aHicks' chin points at the edges of the first shantytown</text:p>
      <text:p text:style-name="Standard"/>
      <text:p text:style-name="Standard">\sHicks' rough baritone rumbles to life. He's not quite old - there's still color in his stubble and in his voice- but he's getting there. He's still tough enough to put in a solid day's work in the field, and the Lifted's father trusts him.</text:p>
      <text:p text:style-name="Standard"/>
      <text:p text:style-name="Standard">Scene focuses on exposition re: hicks</text:p>
      <text:p text:style-name="Standard"><text:tab/>-the idea of having lines pop up as they're said (and giving the reader an option to have thenm appear instantly, of course) is interesting, but will it last for the duration of the game?</text:p>
      <text:p text:style-name="Standard"/>
      <text:p text:style-name="Standard">\dOne'a those.</text:p>
      <text:p text:style-name="Standard"/>
      <text:p text:style-name="Standard">\aThe Lifted looks off to the right and doesn't quite see what he means.</text:p>
      <text:p text:style-name="Standard"/>
      <text:p text:style-name="Standard">\dOne'a those with the round roof. <text:s/>They're exhaust covers. Wide and solid enough to keep the rain'n the sea out of the engines, light enough that the gas the boilers put out could push them up. Makes a solid roof, if you can get one in the first place. Light enough for a couple guys to carry. Weren't many of 'em to be had, but my father got one somehow. We lived inland then, not out here, couldn't have been easy. Asked him about it a couple times, didn't ever get a straight answer.</text:p>
      <text:p text:style-name="Standard">Came straight off the old freighters when they stripped 'em after the war.</text:p>
      <text:p text:style-name="Standard"/>
      <text:p text:style-name="Standard">\tquietly</text:p>
      <text:p text:style-name="Standard"/>
      <text:p text:style-name="Standard">Those things were huge. Majestic. My father took me to see what was left of one once, and I couldn't wrap my head around how <text:span text:style-name="T3">big</text:span><text:span text:style-name="T4"> the damn thing was, much less that it had been bigger before it got taken apart'n left. He tried to explain that it was for taking people and things across the oceans to other places, but I didn't get it.\n</text:span></text:p>
      <text:p text:style-name="P1"/>
      <text:p text:style-name="P1">\aHicks chuckles.</text:p>
      <text:p text:style-name="P1"><text:soft-page-break/>\dHadn't ever seen'nything like it, didn't even know what a boat looked like on the water. </text:p>
      <text:p text:style-name="Standard"/>
      <text:p text:style-name="Standard">Lots of junk came off those things. Stuff just disappeared from the shipyards overnight'n there wasn't anyone cared enough to ask where it went. Snuck into the shipyard here one night, think I was thirteen, climbed all over sharp rusty things, probably should have gotten something sliced off. Stole some wire from something that looked important, braided into a bracelet. Still not sure what it was, think I chucked it when it turned my skin green.\n</text:p>
      <text:p text:style-name="Standard"/>
      <text:p text:style-name="Standard">\sThe young man pictures Hicks as a headstrong teenager, but it's blurry and strange. *{don't like this. Trying too hard. The idea is worthwhile, but going about in kind of a silly way}/.</text:p>
      <text:p text:style-name="Standard"/>
      <text:p text:style-name="Standard">\aHicks pauses.</text:p>
      <text:p text:style-name="Standard"/>
      <text:p text:style-name="Standard">\dYou never quite get the smell out of it. Sort of...</text:p>
      <text:p text:style-name="Standard"/>
      <text:p text:style-name="Standard">\aHicks chews his lip absentmindedly, waiting for the right words.</text:p>
      <text:p text:style-name="Standard"/>
      <text:p text:style-name="Standard">\dWarm, but a little acrid too. </text:p>
      <text:p text:style-name="Standard"><text:s/></text:p>
      <text:p text:style-name="Standard">Had an old man come by once, said he was passing through and noticed the roof. My mother invited him in.\n</text:p>
      <text:p text:style-name="Standard"><text:s/></text:p>
      <text:p text:style-name="Standard">Quiet, sad-looking guy. Served on one of the freighters well before and then during the war. Said he wouldn't ever forget that smell. Stepped into our home and just stood there for a second. Said it was camraderie, wide seas, and fear. </text:p>
      <text:p text:style-name="Standard"/>
      <text:p text:style-name="Standard">\aHicks waves his hand towards the huts</text:p>
      <text:p text:style-name="Standard"/>
      <text:p text:style-name="Standard">\dHe thanked us and tried t'leave. Didn't seem a poor man, but my mother made him eat with us. He didn't say much, and he was more worn out when we left'n when she let him in, though, *{do a better job of conveying that he's worn out and possibly saddened by what the smell brought back to him, not by her feeding him}which didn't make sense to me. Didn't ever see him again. Didn't understand what he meant until I was older. I grew up up with that smell. Never really noticed it'ntil I'd left home and come back.</text:p>
      <text:p text:style-name="Standard"/>
      <text:p text:style-name="Standard">\aHicks chews his lip again, still not quite getting the right words. *{re-read and make sure you're not using "not quite" too frequently. Seems to fit the tone of Hicks' character, but shits up the page if overused}</text:p>
      <text:p text:style-name="Standard"/>
      <text:p text:style-name="Standard"/>
      <text:p text:style-name="Standard"/>
      <text:p text:style-name="Standard">Safety, I guess.\ n</text:p>
      <text:p text:style-name="Standard">Safety and the calm, happy sort of freedom that you only ever get in childhood. *{better phrase than "you only ever <text:span text:style-name="T1">get</text:span><text:span text:style-name="T2">}</text:span></text:p>
      <text:p text:style-name="Standard">Don't ever notice that kind of thing when you're young. 's a shame, because that's the only time in life where it makes any difference. People can spend their whole lives chasing that feeling and never know it's not something you find twice. </text:p>
      <text:p text:style-name="Standard"/>
      <text:p text:style-name="Standard">\aThe young man listens carefully. Hicks doesn't talk much outside of work, and the young man is old enough to know when someone's worth listening to.</text:p>
      <text:p text:style-name="Standard"/>
      <text:p text:style-name="Standard"/>
      <text:p text:style-name="Standard"><text:soft-page-break/><text:tab/>*{focusing too much on his age? What OTHER attribute might be useful to use like that? </text:p>
      <text:p text:style-name="Standard"><text:tab/>Worth doing if it's something that reflects on his purpose or foreshadows his story.}</text:p>
      <text:p text:style-name="Standard"/>
      <text:p text:style-name="Standard">\dAnyway, plenty of these shantytowns on harbors got built out of the old freighters and warships.</text:p>
      <text:p text:style-name="Standard">Once we get your dad's things taken care of, we might have time to go look at the old drydocks and shipyards. </text:p>
      <text:p text:style-name="Standard"/>
      <text:p text:style-name="Standard">\aHicks points westward with his chin</text:p>
      <text:p text:style-name="Standard"/>
      <text:p text:style-name="Standard">There's one not far inland from here -over th'hill there- won't take us more'n a day to get out and back. It's old now, most people don't even know it's there anymore. Damn near nobody remembers what those things're for.</text:p>
      <text:p text:style-name="Standard"/>
      <text:p text:style-name="Standard">\aHicks goes quiet for awhile.</text:p>
      <text:p text:style-name="Standard">\aThe young man glances at him. A long pause from Hicks means he's got nothing to say, or something important *{word? Profound? Significant?} to say.</text:p>
      <text:p text:style-name="Standard"/>
      <text:p text:style-name="Standard">\dNobody explores anymore, nobody wants to <text:span text:style-name="T3">know,</text:span> or... or re<text:span text:style-name="T3">member,</text:span> or dis<text:span text:style-name="T3">cover.</text:span></text:p>
      <text:p text:style-name="Standard"><text:span text:style-name="T4">War does that. 'nIt was the war, I'm sure of it.</text:span></text:p>
      <text:p text:style-name="Standard">You love something, you leave to fight'n some hell across the world to keep your home safe, and you come back'n you're just... tired. My granddad was that way. <text:s/>You don't have the energy'r the compassion'r the time left to teach your kids what your mom and your dad tought you.</text:p>
      <text:p text:style-name="Standard"/>
      <text:p text:style-name="Standard"/>
      <text:p text:style-name="Standard"><text:tab/>*{re-read Hicks' lines and makes sure his dialect/mannerisms are consistent. Not stronger or </text:p>
      <text:p text:style-name="Standard"><text:tab/>less obvious, just consistent}</text:p>
      <text:p text:style-name="Standard"/>
      <text:p text:style-name="Standard"><text:tab/>-"My world is"</text:p>
      <text:p text:style-name="Standard"><text:tab/>-"The world is" &lt;- would be narratorial in tone. "My world" would mean that the speaking character has an understanding not only of how the world is but of how it once was – the Lifted (as you're currently thinking of him) doesn't have the life experience necessary to have that view. It's worth keeping, so maybe have Hicks explain it? To whom does he explain it? Probably nobody. Need some other way to convey it. Narration in between chapters?</text:p>
      <text:p text:style-name="Standard"/>
      <text:p text:style-name="Standard"/>
      <text:p text:style-name="Standard"/>
      <text:p text:style-name="Standard"/>
      <text:p text:style-name="Standard"/>
      <text:p text:style-name="Standard"/>
      <text:p text:style-name="Standard">Once we get your dad's things taken care of, we might have some time to </text:p>
      <text:p text:style-name="Standard"/>
      <text:p text:style-name="Standard"/>
      <text:p text:style-name="Standard"><text:tab/>-give option to allow Lifted to attend Hicks' business or do something else</text:p>
      <text:p text:style-name="Standard"/>
      <text:p text:style-name="Standard"><text:tab/>-go see old shipyard/ship graveyard</text:p>
      <text:p text:style-name="Standard"><text:tab/>-world building, dialogue options</text:p>
      <text:p text:style-name="Standard"><text:tab/>-Keep monologue sections <text:span text:style-name="T1">precise</text:span><text:span text:style-name="T2">, meaningful. Don't wander. Save any extra material/ anything that doesn't fit where it first comes out into another section. All world-building material and dialogue/exposition that furthers a worthwhile character is worthwhile</text:span></text:p>
      <text:p text:style-name="Standard"/>
      <text:p text:style-name="Standard"/>
      <text:p text:style-name="Standard"/>
      <text:p text:style-name="Standard"><text:soft-page-break/><text:tab/>-"Don't make those any more"</text:p>
      <text:p text:style-name="Standard"/>
      <text:p text:style-name="Standard">what are they discussing? Poverty? Station in society? Lifting oneself above one's station? Where one starts vs. where one ends?</text:p>
      <text:p text:style-name="Standard"/>
      <text:p text:style-name="Standard"/>
      <text:p text:style-name="Standard">"they're definitely the same character and the same belief system (in reference to a morailty points-type system), it's jus tthat the responses are pointing in two different directions. One points forward, answering a question (asked by the reader) about the future, one points westward, answering a question about the environment, and one points back, asking a question a bout the past, be it the past of the character or someone or something around him.</text:p>
      <text:p text:style-name="Standard"/>
      <text:p text:style-name="Standard">My problem with that is that being able to ask one and only one of those three potential questions makes each answer very serious, very weighty – that fit with the tone of KYrt0, will definitely not fit with the tone of this game. Perhaps give the reader the opportunity to ask two of the three questions in each instance? Doing so will answer <text:span text:style-name="T1">more than one</text:span><text:span text:style-name="T2"> of the reader's questions, while still maintaining the sense of mystery that asking one of two questions does.</text:span> Two of four?</text:p>
      <text:p text:style-name="Standard"/>
      <text:p text:style-name="Standard"><text:tab/>-"The Lifted plays along out of tact, but doesn't quite see the point. </text:p>
      <text:p text:style-name="Standard"><text:tab/>Damned men rarely do with such things."</text:p>
      <text:p text:style-name="Standard"/>
      <text:p text:style-name="Standard"/>
      <text:p text:style-name="Standard">World is in a calm, quiet decay</text:p>
      <text:p text:style-name="Standard"/>
      <text:p text:style-name="Standard">Include breathing? Laughing? Gasping?</text:p>
      <text:p text:style-name="Standard"/>
      <text:p text:style-name="Standard">Periods on \a? No periods? Would this help convey things?</text:p>
      <text:p text:style-name="Standard"/>
      <text:p text:style-name="Standard">Write dialogue AS <text:s/>dialogue? er/um/uh?</text:p>
      <text:p text:style-name="Standard"/>
      <text:p text:style-name="Standard">Some other visual element to allow for user input, specifically as regards conversation choices – a wheel would be good, but I'm sure we can think of something better than that. Somethign like that would totally eliminate the need for some goofy list of things to say</text:p>
      <text:p text:style-name="Standard"/>
      <text:p text:style-name="Standard"><text:tab/>-Owning <text:s/>land (much less land capable of producing crops) is a symbol of significant wealth and status. The character's family (and by extension him as well) carry weight with the community not only in their area (given that they're able to hire workers and support an economy) but also in the cities, given that they support them by providing food.</text:p>
      <text:p text:style-name="Standard"><text:tab/><text:tab/>-how does this reflect on those who don't own crops? City life vs. country life?</text:p>
      <text:p text:style-name="Standard"><text:tab/></text:p>
      <text:p text:style-name="Standard"><text:tab/>-need to decide on tone – serious/heavy makers it easier to make the reader take it seriously, lighthearted eliminates risk of coming across as pretentious but doesn't leave as <text:s/>much room for the dramatic.</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49H08M45S</meta:editing-duration>
    <meta:editing-cycles>11</meta:editing-cycles>
    <meta:generator>OpenOffice.org/3.2$Win32 OpenOffice.org_project/320m18$Build-9502</meta:generator>
    <dc:date>2013-03-04T20:49:41.01</dc:date>
    <meta:document-statistic meta:table-count="0" meta:image-count="0" meta:object-count="0" meta:page-count="4" meta:paragraph-count="74" meta:word-count="1829" meta:character-count="10399"/>
    <meta:user-defined meta:name="Info 1"/>
    <meta:user-defined meta:name="Info 2"/>
    <meta:user-defined meta:name="Info 3"/>
    <meta:user-defined meta:name="Info 4"/>
  </office:meta>
</office:document-meta>
</file>